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82352" officeooo:paragraph-rsid="000aec90" style:font-weight-asian="bold" style:font-weight-complex="bold"/>
    </style:style>
    <style:style style:name="P2" style:family="paragraph" style:parent-style-name="Standard">
      <style:text-properties fo:font-weight="bold" officeooo:rsid="00082352" officeooo:paragraph-rsid="0008235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2352" officeooo:paragraph-rsid="00082352"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82352" officeooo:paragraph-rsid="00082352" style:font-weight-asian="normal" style:font-weight-complex="normal"/>
    </style:style>
    <style:style style:name="P5" style:family="paragraph" style:parent-style-name="Standard">
      <style:paragraph-properties fo:text-align="center" style:justify-single-word="false"/>
      <style:text-properties fo:font-size="10.5pt" style:text-underline-style="none" fo:font-weight="normal" officeooo:rsid="00082352" officeooo:paragraph-rsid="00082352" style:font-size-asian="9.14999961853027pt" style:font-weight-asian="normal" style:font-size-complex="10.5pt" style:font-weight-complex="normal"/>
    </style:style>
    <style:style style:name="P6" style:family="paragraph" style:parent-style-name="Standard">
      <style:paragraph-properties fo:text-align="center" style:justify-single-word="false"/>
      <style:text-properties fo:font-size="12pt" style:text-underline-style="none" fo:font-weight="normal" officeooo:rsid="00082352" officeooo:paragraph-rsid="00082352"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style:text-underline-style="none" fo:font-weight="normal" officeooo:rsid="000a92e4" officeooo:paragraph-rsid="000a92e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a92e4" officeooo:paragraph-rsid="000a92e4"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style:text-underline-style="none" fo:font-weight="normal" officeooo:rsid="000aec90" officeooo:paragraph-rsid="000aec90"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style:text-underline-style="none" fo:font-weight="normal" officeooo:rsid="000d9345" officeooo:paragraph-rsid="000d9345"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style:text-underline-style="none" fo:font-weight="normal" officeooo:rsid="000da450" officeooo:paragraph-rsid="000da45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da450" officeooo:paragraph-rsid="000da45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ee73a" officeooo:paragraph-rsid="000ee73a"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style:text-underline-style="none" fo:font-weight="normal" officeooo:rsid="0010f0f6" officeooo:paragraph-rsid="0010f0f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217fb" officeooo:paragraph-rsid="001217f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92e4" officeooo:paragraph-rsid="000a92e4"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9345" officeooo:paragraph-rsid="000d9345"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1pt" style:text-underline-style="none" fo:font-weight="normal" officeooo:rsid="00082352" officeooo:paragraph-rsid="00082352" style:font-size-asian="9.60000038146973pt" style:font-weight-asian="normal" style:font-size-complex="11pt" style:font-weight-complex="normal"/>
    </style:style>
    <style:style style:name="P19" style:family="paragraph" style:parent-style-name="Header">
      <style:text-properties officeooo:rsid="000aec90" officeooo:paragraph-rsid="000aec90"/>
    </style:style>
    <style:style style:name="P20" style:family="paragraph" style:parent-style-name="Footer">
      <style:text-properties officeooo:rsid="000aec90" officeooo:paragraph-rsid="000aec90"/>
    </style:style>
    <style:style style:name="P21" style:family="paragraph" style:parent-style-name="Standard" style:list-style-name="L1">
      <style:text-properties style:text-underline-style="solid" style:text-underline-width="auto" style:text-underline-color="font-color" fo:font-weight="bold" officeooo:rsid="00082352" officeooo:paragraph-rsid="00082352" style:font-weight-asian="bold" style:font-weight-complex="bold"/>
    </style:style>
    <style:style style:name="P22" style:family="paragraph" style:parent-style-name="Standard" style:list-style-name="L1">
      <style:text-properties style:text-underline-style="solid" style:text-underline-width="auto" style:text-underline-color="font-color" fo:font-weight="bold" officeooo:rsid="00082352" officeooo:paragraph-rsid="000a92e4" style:font-weight-asian="bold" style:font-weight-complex="bold"/>
    </style:style>
    <style:style style:name="P23" style:family="paragraph" style:parent-style-name="Standard" style:list-style-name="L1">
      <style:text-properties style:text-underline-style="solid" style:text-underline-width="auto" style:text-underline-color="font-color" fo:font-weight="bold" officeooo:rsid="000a92e4" officeooo:paragraph-rsid="000a92e4" style:font-weight-asian="bold" style:font-weight-complex="bold"/>
    </style:style>
    <style:style style:name="P24" style:family="paragraph" style:parent-style-name="Standard" style:list-style-name="L1">
      <style:text-properties style:text-underline-style="solid" style:text-underline-width="auto" style:text-underline-color="font-color" fo:font-weight="bold" officeooo:rsid="00151105" officeooo:paragraph-rsid="00151105" style:font-weight-asian="bold" style:font-weight-complex="bold"/>
    </style:style>
    <style:style style:name="P25" style:family="paragraph" style:parent-style-name="Standard" style:list-style-name="L2">
      <style:paragraph-properties fo:text-align="center" style:justify-single-word="false"/>
      <style:text-properties style:text-underline-style="none" fo:font-weight="normal" officeooo:rsid="00082352" officeooo:paragraph-rsid="00082352" style:font-weight-asian="normal" style:font-weight-complex="normal"/>
    </style:style>
    <style:style style:name="P26" style:family="paragraph" style:parent-style-name="Standard" style:list-style-name="L2">
      <style:paragraph-properties fo:text-align="center" style:justify-single-word="false"/>
      <style:text-properties fo:font-size="12pt" style:text-underline-style="none" fo:font-weight="normal" officeooo:rsid="00082352" officeooo:paragraph-rsid="00082352" style:font-size-asian="10.5pt" style:font-weight-asian="normal" style:font-size-complex="12pt" style:font-weight-complex="normal"/>
    </style:style>
    <style:style style:name="P27" style:family="paragraph" style:parent-style-name="Standard" style:list-style-name="L3">
      <style:paragraph-properties fo:text-align="center" style:justify-single-word="false"/>
      <style:text-properties fo:font-size="12pt" style:text-underline-style="none" fo:font-weight="normal" officeooo:rsid="00082352" officeooo:paragraph-rsid="00082352" style:font-size-asian="10.5pt" style:font-weight-asian="normal" style:font-size-complex="12pt" style:font-weight-complex="normal"/>
    </style:style>
    <style:style style:name="P28" style:family="paragraph" style:parent-style-name="Standard" style:list-style-name="L4">
      <style:paragraph-properties fo:text-align="start" style:justify-single-word="false"/>
      <style:text-properties fo:font-size="12pt" style:text-underline-style="none" fo:font-weight="normal" officeooo:rsid="000d9345" officeooo:paragraph-rsid="000d9345" style:font-size-asian="10.5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fo:font-size="12pt" style:text-underline-style="none" fo:font-weight="normal" officeooo:rsid="000ee73a" officeooo:paragraph-rsid="000ee73a" style:font-size-asian="10.5pt" style:font-weight-asian="normal" style:font-size-complex="12pt" style:font-weight-complex="normal"/>
    </style:style>
    <style:style style:name="P30" style:family="paragraph" style:parent-style-name="Standard" style:list-style-name="L7">
      <style:paragraph-properties fo:text-align="start" style:justify-single-word="false"/>
      <style:text-properties fo:font-size="12pt" style:text-underline-style="none" fo:font-weight="normal" officeooo:rsid="000ee73a" officeooo:paragraph-rsid="000ee73a" style:font-size-asian="10.5pt" style:font-weight-asian="normal" style:font-size-complex="12pt" style:font-weight-complex="normal"/>
    </style:style>
    <style:style style:name="P31" style:family="paragraph" style:parent-style-name="Standard" style:list-style-name="L8">
      <style:paragraph-properties fo:text-align="start" style:justify-single-word="false"/>
      <style:text-properties fo:font-size="12pt" style:text-underline-style="none" fo:font-weight="normal" officeooo:rsid="000ee73a" officeooo:paragraph-rsid="000ee73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0ee73a" officeooo:paragraph-rsid="000ee73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0ee73a" officeooo:paragraph-rsid="0012fb26" style:font-size-asian="10.5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fo:font-size="12pt" style:text-underline-style="none" fo:font-weight="normal" officeooo:rsid="0010f0f6" officeooo:paragraph-rsid="0010f0f6" style:font-size-asian="10.5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fo:font-size="12pt" style:text-underline-style="none" fo:font-weight="normal" officeooo:rsid="001217fb" officeooo:paragraph-rsid="001217fb" style:font-size-asian="10.5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fo:font-size="12pt" style:text-underline-style="none" fo:font-weight="normal" officeooo:rsid="0012fb26" officeooo:paragraph-rsid="0012fb2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12fb26" officeooo:paragraph-rsid="0012fb26" style:font-size-asian="10.5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fo:font-size="12pt" style:text-underline-style="none" fo:font-weight="normal" officeooo:rsid="0012fb26" officeooo:paragraph-rsid="0012fb26"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132d3b" officeooo:paragraph-rsid="00132d3b" style:font-size-asian="10.5pt" style:font-weight-asian="normal" style:font-size-complex="12pt" style:font-weight-complex="normal"/>
    </style:style>
    <style:style style:name="P40" style:family="paragraph" style:parent-style-name="Standard" style:list-style-name="L11">
      <style:paragraph-properties fo:text-align="start" style:justify-single-word="false"/>
      <style:text-properties fo:font-size="12pt" style:text-underline-style="none" fo:font-weight="normal" officeooo:rsid="00132d3b" officeooo:paragraph-rsid="00132d3b"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fo:font-size="12pt" style:text-underline-style="none" fo:font-weight="normal" officeooo:rsid="00132d3b" officeooo:paragraph-rsid="00132d3b"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15dd2e" officeooo:paragraph-rsid="0015dd2e"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fo:font-size="12pt" style:text-underline-style="none" fo:font-weight="normal" officeooo:rsid="0015dd2e" officeooo:paragraph-rsid="0015dd2e"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32d3b" officeooo:paragraph-rsid="00132d3b"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5dd2e" officeooo:paragraph-rsid="0015dd2e" style:font-size-asian="10.5pt" style:font-weight-asian="normal" style:font-size-complex="12pt" style:font-weight-complex="normal"/>
    </style:style>
    <style:style style:name="P46" style:family="paragraph" style:parent-style-name="Standard">
      <style:paragraph-properties fo:text-align="start" style:justify-single-word="false" fo:break-before="page"/>
      <style:text-properties fo:font-size="12pt" style:text-underline-style="solid" style:text-underline-width="auto" style:text-underline-color="font-color" fo:font-weight="normal" officeooo:rsid="00132d3b" officeooo:paragraph-rsid="00132d3b" style:font-size-asian="10.5pt" style:font-weight-asian="normal" style:font-size-complex="12pt" style:font-weight-complex="normal"/>
    </style:style>
    <style:style style:name="T1" style:family="text">
      <style:text-properties officeooo:rsid="000d9345"/>
    </style:style>
    <style:style style:name="T2" style:family="text">
      <style:text-properties officeooo:rsid="000a1606"/>
    </style:style>
    <style:style style:name="T3" style:family="text">
      <style:text-properties style:text-underline-style="solid" style:text-underline-width="auto" style:text-underline-color="font-color"/>
    </style:style>
    <style:style style:name="T4" style:family="text">
      <style:text-properties officeooo:rsid="000ee73a"/>
    </style:style>
    <style:style style:name="T5" style:family="text">
      <style:text-properties officeooo:rsid="0010e268"/>
    </style:style>
    <style:style style:name="T6" style:family="text">
      <style:text-properties officeooo:rsid="001217fb"/>
    </style:style>
    <style:style style:name="T7" style:family="text">
      <style:text-properties officeooo:rsid="0015dd2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877cm" fo:text-indent="-0.635cm" fo:margin-left="3.87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12cm" fo:text-indent="-0.635cm" fo:margin-left="4.51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47cm" fo:text-indent="-0.635cm" fo:margin-left="5.14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82cm" fo:text-indent="-0.635cm" fo:margin-left="5.78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17cm" fo:text-indent="-0.635cm" fo:margin-left="6.4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52cm" fo:text-indent="-0.635cm" fo:margin-left="7.05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87cm" fo:text-indent="-0.635cm" fo:margin-left="7.68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22cm" fo:text-indent="-0.635cm" fo:margin-left="8.32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57cm" fo:text-indent="-0.635cm" fo:margin-left="8.95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92cm" fo:text-indent="-0.635cm" fo:margin-left="9.59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877cm" fo:text-indent="-0.635cm" fo:margin-left="3.87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12cm" fo:text-indent="-0.635cm" fo:margin-left="4.51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47cm" fo:text-indent="-0.635cm" fo:margin-left="5.14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82cm" fo:text-indent="-0.635cm" fo:margin-left="5.78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17cm" fo:text-indent="-0.635cm" fo:margin-left="6.4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52cm" fo:text-indent="-0.635cm" fo:margin-left="7.05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87cm" fo:text-indent="-0.635cm" fo:margin-left="7.68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22cm" fo:text-indent="-0.635cm" fo:margin-left="8.32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57cm" fo:text-indent="-0.635cm" fo:margin-left="8.95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92cm" fo:text-indent="-0.635cm" fo:margin-left="9.59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list xml:id="list8896265597204926597" text:style-name="L1">
        <text:list-item>
          <text:p text:style-name="P21">Allgemein</text:p>
        </text:list-item>
        <text:list-item>
          <text:p text:style-name="P21">Komminikation mit <text:s/><text:span text:style-name="T2">dem C</text:span>lient</text:p>
          <text:list>
            <text:list-item>
              <text:p text:style-name="P23">Allgemein</text:p>
            </text:list-item>
            <text:list-item>
              <text:p text:style-name="P22">Handhabung der Pakete</text:p>
            </text:list-item>
            <text:list-item>
              <text:p text:style-name="P21">Troubleshooting</text:p>
            </text:list-item>
            <text:list-item>
              <text:p text:style-name="P24">Pakage Syntax</text:p>
            </text:list-item>
          </text:list>
        </text:list-item>
        <text:list-item>
          <text:p text:style-name="P21">Interne verarbeitung</text:p>
        </text:list-item>
        <text:list-item>
          <text:p text:style-name="P21">User</text:p>
          <text:list>
            <text:list-item>
              <text:p text:style-name="P21">Registrierung</text:p>
            </text:list-item>
            <text:list-item>
              <text:p text:style-name="P21">Login</text:p>
            </text:list-item>
            <text:list-item>
              <text:p text:style-name="P21">Handling</text:p>
            </text:list-item>
          </text:list>
          <text:p text:style-name="P21"/>
        </text:list-item>
      </text:list>
      <text:p text:style-name="P3"/>
      <text:p text:style-name="P3"/>
      <text:p text:style-name="P3">Allgemein:</text:p>
      <text:p text:style-name="P3"/>
      <text:p text:style-name="P4">Der Server wickelt die komplette Kommunikation mit dem Client ab.</text:p>
      <text:p text:style-name="P4">Bestimmte Bereiche müssen dabei abgedeckt werden:</text:p>
      <text:list xml:id="list5892185005350092780" text:style-name="L2">
        <text:list-item>
          <text:p text:style-name="P25">Registrierung</text:p>
        </text:list-item>
      </text:list>
      <text:p text:style-name="P5"/>
      <text:p text:style-name="P5">Wird das App installiert, so wird dem Kunden angeboten sich kostenlos zu registrieren.</text:p>
      <text:p text:style-name="P5">Diese Registrierung erfolgt über den Server, der die Nutzerinformationen in eine Datenbank sichert.</text:p>
      <text:p text:style-name="P5"/>
      <text:list xml:id="list132621663792778" text:continue-numbering="true" text:style-name="L2">
        <text:list-item>
          <text:p text:style-name="P26">Login</text:p>
        </text:list-item>
      </text:list>
      <text:p text:style-name="P6"/>
      <text:p text:style-name="P5">Ist ein Nutzer Registriert, so kann er sich am Server anmelden und somit ihm bezogene Informationen erhalten.</text:p>
      <text:p text:style-name="P5"/>
      <text:list xml:id="list2012274114483405520" text:style-name="L3">
        <text:list-header>
          <text:p text:style-name="P27">3. <text:s/>Input Output</text:p>
        </text:list-header>
      </text:list>
      <text:p text:style-name="P6"/>
      <text:p text:style-name="P18">Fast alle funktionen müssen über den Server abgewickelt werden. Wird ein Bulle getracked, so wird diese Information direkt an den Server weiter geleitet, der diese in die Datenbank schreibt und ggf. weiter verarbeitet.</text:p>
      <text:p text:style-name="P18">Will der Nutzer Informationen von schon getracketen Bullen erhalten, werden diese Informationen auch über den Server bezogen.</text:p>
      <text:p text:style-name="P18">Wichtig hierbei ist es, das der Server soweit wie möglich nur als Informationsaustausch Modul genutzt wird und die verarbeitung der Daten weitesgehend dem Endgerät des Nutzer überlassen wird. Das hat vorallem performance technische gründe, aber wahrscheinlich auch Rechtliche.</text:p>
      <text:p text:style-name="P18"/>
      <text:p text:style-name="P18"/>
      <text:p text:style-name="P16">Kommunikation mit dem Client:</text:p>
      <text:p text:style-name="P16"/>
      <text:p text:style-name="P8">Allgemein<text:span text:style-name="T3">:</text:span></text:p>
      <text:p text:style-name="P7">Jeder Client wird zunächst angenommen und in einem neuen Thread behandelt.</text:p>
      <text:p text:style-name="P9">Nachdem der Thread gestartet ist, wird dem Client eine anfrage geschickt, ob er sich einloggen möchte.</text:p>
      <text:p text:style-name="P9">Wird diese Anfrage mit „ja“ beantwortet werden die LoginInformationen abgefragt und geprüft.</text:p>
      <text:p text:style-name="P9">Ist dem nicht so wird gleich mit dem nächsten Schritt weiter gemacht und es wird eine Anfrage an <text:soft-page-break/>den Client geschickt welche Informationen gefragt sind.<text:initial-creator/></text:p>
      <text:p text:style-name="P17">Handhabung der Pakete:</text:p>
      <text:p text:style-name="P17"/>
      <text:p text:style-name="P10">Die komplette Kommunikation zwischen Client und Server sollte standatisiert und Typsicher sein.</text:p>
      <text:p text:style-name="P10">Das bedeutet, dass alle Pakte die gesendet oder empfangen werden dem selben Schema treu bleiben. Dadurch wird erreicht, dass es nicht zu Fehlinterpretationen kommt.</text:p>
      <text:p text:style-name="P10"/>
      <text:p text:style-name="P10">Um dies sicherzustellen werden im Client und im Server die selben „Message“ Objekte benutzt, die eine Nachricht darstellen.</text:p>
      <text:p text:style-name="P10"/>
      <text:p text:style-name="P10">Diese „Message“ Objekte sollen diese Eigenschaften enthalten:</text:p>
      <text:p text:style-name="P10"/>
      <text:list xml:id="list9021974809392087315" text:style-name="L4">
        <text:list-item>
          <text:p text:style-name="P28">Verbindungsinformationen (Hostadresse,port,client oder Server(boolisch))</text:p>
        </text:list-item>
        <text:list-item>
          <text:p text:style-name="P29">MessageID(UUID)</text:p>
        </text:list-item>
        <text:list-item>
          <text:p text:style-name="P28">Messagetyp(empfangen, oder versenden)</text:p>
        </text:list-item>
        <text:list-item>
          <text:p text:style-name="P28">Datentyp (primitive(integer,string usw. oder auch komplexe(müssen beider Seiten bekannt sein))</text:p>
        </text:list-item>
        <text:list-item>
          <text:p text:style-name="P28">Größe der Daten (in byte)</text:p>
        </text:list-item>
        <text:list-item>
          <text:p text:style-name="P28">Daten </text:p>
        </text:list-item>
      </text:list>
      <text:p text:style-name="P10"/>
      <text:p text:style-name="P10">Diese Pakete werden standardisiert und genau gleich gepackt und auch entpackt.</text:p>
      <text:p text:style-name="P10"/>
      <text:p text:style-name="P14">Jedes „Message“ Paket besteht aus drei Paketen:</text:p>
      <text:list xml:id="list5488590818922423569" text:style-name="L5">
        <text:list-item>
          <text:p text:style-name="P34">„MIP“ (MessageInfomationPakage) Dort sind die Informationen 1 bis 5 enthalten</text:p>
        </text:list-item>
        <text:list-item>
          <text:p text:style-name="P34">„MRP“ (MessageRecivePakagge) Wird nach dem erhalt des „MIP“ vom Empfänger gesendet.</text:p>
        </text:list-item>
        <text:list-item>
          <text:p text:style-name="P34">„MDP“ (MessageDataPakage) Enthält die Daten (6).</text:p>
        </text:list-item>
      </text:list>
      <text:p text:style-name="P10"/>
      <text:p text:style-name="P10">Die Pakete werden immer nach dem selben Schema versendet und empfangen.</text:p>
      <text:p text:style-name="P10">Dazu werden „init“ und „end“ Pakete versendet, die den Versand einleiten.</text:p>
      <text:p text:style-name="P10">Auf diese Pakete wird mit „initk“ und „endk“ Paketen geantwortet. </text:p>
      <text:p text:style-name="P10"/>
      <text:p text:style-name="P11">Aufbau der Versandpakete:</text:p>
      <text:p text:style-name="P11"/>
      <text:p text:style-name="P12">„<text:span text:style-name="T6">MRP“ Paket:</text:span></text:p>
      <text:p text:style-name="P12"><text:tab/><text:span text:style-name="T6">Das „MRP“ Paket wird von dem Empfänger nach Erhalt des „MIP“ Pakets gesendet und <text:tab/>enthält folgende Daten:</text:span></text:p>
      <text:list xml:id="list7862295882943003057" text:style-name="L6">
        <text:list-item>
          <text:p text:style-name="P35">mrpKey (string)</text:p>
        </text:list-item>
        <text:list-item>
          <text:p text:style-name="P35">MessageUUID</text:p>
        </text:list-item>
      </text:list>
      <text:p text:style-name="P15"><text:tab/>In dem mrpKey ist die Information enthalten, das es sich um ein „MRP“ Paket handelt.</text:p>
      <text:p text:style-name="P15"><text:tab/>MessageUUID ist die selbe UUID die in dem „MIP“ Paket enthalten ist.</text:p>
      <text:p text:style-name="P15"><text:tab/></text:p>
      <text:p text:style-name="P12">„init“ Paket:</text:p>
      <text:p text:style-name="P12"/>
      <text:p text:style-name="P12"><text:tab/>Das „init“ Paket wird an den Empfänger gesendet, wenn dieser ein „Message“ Paket versand <text:tab/>einleiten möchte. <text:span text:style-name="T4">Dieses Paket beinhaltet folgende Informationen:</text:span></text:p>
      <text:p text:style-name="P12"/>
      <text:list xml:id="list8417876354428497494" text:style-name="L7">
        <text:list-item>
          <text:p text:style-name="P30"><text:soft-page-break/>initkey (string)</text:p>
        </text:list-item>
        <text:list-item>
          <text:p text:style-name="P30">MessageUUID</text:p>
        </text:list-item>
      </text:list>
      <text:p text:style-name="P13"><text:tab/>In dem initkey string ist nur die Information gespeichert, dass es sich um ein „init“ Paket <text:tab/>handelt.</text:p>
      <text:p text:style-name="P13"><text:tab/>Die UUID ist die ID der „Message“, die Versand werden soll.</text:p>
      <text:p text:style-name="P13"/>
      <text:p text:style-name="P13">„end“ Paket:</text:p>
      <text:p text:style-name="P13"/>
      <text:p text:style-name="P13"><text:tab/>Das „end“ Paket wird nach beenden des „Message“ Paket versands gesendet.</text:p>
      <text:p text:style-name="P13"><text:tab/>Das „end“ Paket beinhaltet folgende Informationen:</text:p>
      <text:p text:style-name="P13"/>
      <text:list xml:id="list7006132020135858562" text:style-name="L8">
        <text:list-item>
          <text:p text:style-name="P31">endkey (string)</text:p>
        </text:list-item>
        <text:list-item>
          <text:p text:style-name="P31">MessageUUID</text:p>
        </text:list-item>
      </text:list>
      <text:p text:style-name="P13"><text:tab/>In dem endkey steht, wie im initkey die Information, das es sich um ein endPaket handelt.</text:p>
      <text:p text:style-name="P13"><text:tab/>In der MessageUUID steht die selbe ID wie im „init“ Paket.</text:p>
      <text:p text:style-name="P13"/>
      <text:p text:style-name="P13">„<text:span text:style-name="T5">initk“ Paket:</text:span></text:p>
      <text:p text:style-name="P13"/>
      <text:p text:style-name="P33"><text:tab/><text:span text:style-name="T5">Das „initk“ Paket wird als Antwort auf das „init“ Paket vom Empfänger gesendet und dient <text:tab/>als Bestätigung. Das „initk“ Paket enthält folgende Informationen:</text:span></text:p>
      <text:p text:style-name="P33"/>
      <text:list xml:id="list7315149625327907899" text:style-name="L9">
        <text:list-item>
          <text:p text:style-name="P36">initkKey (string)</text:p>
        </text:list-item>
        <text:list-item>
          <text:p text:style-name="P36">MessageUUID</text:p>
        </text:list-item>
      </text:list>
      <text:p text:style-name="P37"><text:tab/></text:p>
      <text:p text:style-name="P37">„endk“ Paket:</text:p>
      <text:p text:style-name="P37"/>
      <text:p text:style-name="P37"><text:tab/>Das „endk“ Paket wird als Antwort auf das „end“ Paket vom Empfänger gesendet und dient <text:tab/>als Bestätigung. Es enthält folgende Informationen:</text:p>
      <text:p text:style-name="P37"/>
      <text:list xml:id="list2570487049574304284" text:style-name="L10">
        <text:list-item>
          <text:p text:style-name="P38">endkKey (string)</text:p>
        </text:list-item>
        <text:list-item>
          <text:p text:style-name="P38">MessageUUID</text:p>
        </text:list-item>
      </text:list>
      <text:p text:style-name="P37"/>
      <text:p text:style-name="P37"/>
      <text:p text:style-name="P46">Troubleshooting:</text:p>
      <text:p text:style-name="P44"/>
      <text:p text:style-name="P41">Um Fehler bei der Kommunikation abzufangen werden „EP“ (ErrorPakage) Pakete versendet.</text:p>
      <text:p text:style-name="P41">Auch diese sind standardisiert und werden von Client und Server gleichermaßen gepackt und entpackt.</text:p>
      <text:p text:style-name="P41"/>
      <text:p text:style-name="P41">Aufbau eines „EP“:</text:p>
      <text:p text:style-name="P41"/>
      <text:list xml:id="list5956340865067534257" text:style-name="L11">
        <text:list-item>
          <text:p text:style-name="P40">ErrorTyp (Paket error, Verbindungserror usw.)</text:p>
        </text:list-item>
        <text:list-item>
          <text:p text:style-name="P40">MessageUUID (Wenn vorhanden sonst null)</text:p>
        </text:list-item>
      </text:list>
      <text:p text:style-name="P39"/>
      <text:p text:style-name="P45">Pakage Syntax:</text:p>
      <text:p text:style-name="P45"/>
      <text:p text:style-name="P43">Da alle Pakete standardisiert sein sollen, bedeutet es auch, dass sie alle dem gleichen Syntax folgen.</text:p>
      <text:p text:style-name="P43"/>
      <text:p text:style-name="P43">Jedes Paket muss sich identifizieren und hat Eigenschaften.</text:p>
      <text:p text:style-name="P43"/>
      <text:p text:style-name="P42">Identifizierung:</text:p>
      <text:p text:style-name="P42"/>
      <text:p text:style-name="P42">„{$TAG}“</text:p>
      <text:p text:style-name="P42"/>
      <text:p text:style-name="P42">Beispiel:</text:p>
      <text:p text:style-name="P42">„{init}“</text:p>
      <text:p text:style-name="P42"/>
      <text:p text:style-name="P42">Eigenschaften:</text:p>
      <text:p text:style-name="P42"/>
      <text:p text:style-name="P42">„|$Property|$Property“</text:p>
      <text:p text:style-name="P42"/>
      <text:p text:style-name="P42">Beispiel:</text:p>
      <text:p text:style-name="P42">„|Hallo Welt|wie geht es dir?“</text:p>
      <text:p text:style-name="P43"/>
      <text:p text:style-name="P43">Im ganzen sieht es dann z.B. so aus:</text:p>
      <text:p text:style-name="P43"/>
      <text:p text:style-name="P43">„{init}|1adas2-ndand2-asdn345-asdksd“</text:p>
      <text:p text:style-name="P43"/>
      <text:p text:style-name="P43">Alle Pakete, außer MDP, werden im string Format geschickt. </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weight="bold" officeooo:rsid="00082352" officeooo:paragraph-rsid="000aec90" style:font-weight-asian="bold" style:font-weight-complex="bold"/>
    </style:style>
    <style:style style:name="MP2" style:family="paragraph" style:parent-style-name="Header">
      <style:text-properties officeooo:rsid="000aec90" officeooo:paragraph-rsid="000aec90"/>
    </style:style>
    <style:style style:name="MP3" style:family="paragraph" style:parent-style-name="Footer">
      <style:text-properties officeooo:rsid="000aec90" officeooo:paragraph-rsid="000aec90"/>
    </style:style>
    <style:style style:name="MT1" style:family="text">
      <style:text-properties officeooo:rsid="0015dd2e"/>
    </style:style>
    <style:style style:name="MT2" style:family="text">
      <style:text-properties officeooo:rsid="000d934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Server Konzept vom Projekt „Tracking for my Bullen time“</text:p>
        <text:p text:style-name="MP2">Version 1.0</text:p>
      </style:header>
      <style:header-first>
        <text:p text:style-name="MP1">Server Konzept vom Projekt „Tracking for my Bullen time“</text:p>
        <text:p text:style-name="MP2">Version 1.0</text:p>
      </style:header-first>
      <style:footer>
        <text:p text:style-name="MP3">Seite <text:span text:style-name="MT1">2</text:span></text:p>
      </style:footer>
      <style:footer-first>
        <text:p text:style-name="MP3">Seite <text:span text:style-name="MT2">1</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7:48:53.558019843</meta:creation-date>
    <dc:date>2014-09-14T13:26:20.727786868</dc:date>
    <meta:editing-duration>PT5H23M40S</meta:editing-duration>
    <meta:editing-cycles>16</meta:editing-cycles>
    <meta:generator>LibreOffice/4.2.6.3$Linux_X86_64 LibreOffice_project/420m0$Build-3</meta:generator>
    <meta:document-statistic meta:table-count="0" meta:image-count="0" meta:object-count="0" meta:page-count="4" meta:paragraph-count="104" meta:word-count="769" meta:character-count="5248" meta:non-whitespace-character-count="4591"/>
  </office:meta>
</office:document-meta>
</file>